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riting Slimmer Controllers </text:h>
      <text:p text:style-name="Quotations">Note: I am using the CakeEntity plugin <text:a xlink:type="simple" xlink:href="http://josediazgonzalez.com/2013/12/05/objectifying-cakephp-2-0-applications/" text:style-name="Internet_20_link" text:visited-style-name="Visited_20_Internet_20_Link">from a previous post</text:a> in this example. Feel free to ignore that code if it helps simplify what is going on.</text:p>
      <text:p text:style-name="Text_20_body">I want to take a little time and go over ways in which we can slim down model code. Below is some early code from an application I developed - it handles lunch scheduling for small companies and teams.</text:p>
      <text:p text:style-name="Preformatted_20_Text"><text:span text:style-name="Source_20_Text">&lt;?php</text:span></text:p>
      <text:p text:style-name="Preformatted_20_Text"><text:span text:style-name="Source_20_Text">public function add($restaurant_id = null) {</text:span></text:p>
      <text:p text:style-name="Preformatted_20_Text"><text:span text:style-name="Source_20_Text"><text:s text:c="2"/>if (empty($restaurant_id)) {</text:span></text:p>
      <text:p text:style-name="Preformatted_20_Text"><text:span text:style-name="Source_20_Text"><text:s text:c="4"/>return $this-&gt;redirect(array('action' =&gt; 'index')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$lunchDate = $this-&gt;Lunch-&gt;find('first', array(</text:span></text:p>
      <text:p text:style-name="Preformatted_20_Text"><text:span text:style-name="Source_20_Text"><text:s text:c="4"/>'entity' =&gt; true,</text:span></text:p>
      <text:p text:style-name="Preformatted_20_Text"><text:span text:style-name="Source_20_Text"><text:s text:c="4"/>'conditions' =&gt; array('Lunch.date' =&gt; date('Y-m-d')),</text:span></text:p>
      <text:p text:style-name="Preformatted_20_Text"><text:span text:style-name="Source_20_Text"><text:s text:c="4"/>'contain' =&gt; array('Restaurant'),</text:span></text:p>
      <text:p text:style-name="Preformatted_20_Text"><text:span text:style-name="Source_20_Text"><text:s text:c="2"/>));</text:span></text:p>
      <text:p text:style-name="Preformatted_20_Text"><text:span text:style-name="Source_20_Text"><text:s text:c="2"/>if (!empty($lunchDate)) {</text:span></text:p>
      <text:p text:style-name="Preformatted_20_Text"><text:span text:style-name="Source_20_Text"><text:s text:c="4"/>return $this-&gt;redirect(array('action' =&gt; 'update', $restaurant_id)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$this-&gt;_breadcrumbs[] = array(</text:span></text:p>
      <text:p text:style-name="Preformatted_20_Text"><text:span text:style-name="Source_20_Text"><text:s text:c="4"/>'name', =&gt; 'Create Lunch Date',</text:span></text:p>
      <text:p text:style-name="Preformatted_20_Text"><text:span text:style-name="Source_20_Text"><text:s text:c="4"/>'url' =&gt; array(),</text:span></text:p>
      <text:p text:style-name="Preformatted_20_Text"><text:span text:style-name="Source_20_Text"><text:s text:c="2"/>);</text:span></text:p>
      <text:p text:style-name="Preformatted_20_Text"><text:span text:style-name="Source_20_Text"><text:s text:c="2"/>$this-&gt;set(compact('restaurant_id'));</text:span></text:p>
      <text:p text:style-name="Preformatted_20_Text"><text:span text:style-name="Source_20_Text"><text:s text:c="2"/>if (!empty($this-&gt;request-&gt;data['cancel'])) {</text:span></text:p>
      <text:p text:style-name="Preformatted_20_Text"><text:span text:style-name="Source_20_Text"><text:s text:c="4"/>$this-&gt;Session-&gt;info('Lunch canceled');</text:span></text:p>
      <text:p text:style-name="Preformatted_20_Text"><text:span text:style-name="Source_20_Text"><text:s text:c="4"/>return $this-&gt;redirect(array('action' =&gt; 'index')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if (!$this-&gt;request-&gt;is('post')) {</text:span></text:p>
      <text:p text:style-name="Preformatted_20_Text"><text:span text:style-name="Source_20_Text"><text:s text:c="4"/>$data = $this-&gt;Lunch-&gt;getData('add');</text:span></text:p>
      <text:p text:style-name="Preformatted_20_Text"><text:span text:style-name="Source_20_Text"><text:s text:c="4"/>return $this-&gt;set($data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try {</text:span></text:p>
      <text:p text:style-name="Preformatted_20_Text"><text:span text:style-name="Source_20_Text"><text:s text:c="4"/>$entity = $this-&gt;Lunch-&gt;addEntity($this-&gt;request-&gt;data);</text:span></text:p>
      <text:p text:style-name="Preformatted_20_Text"><text:span text:style-name="Source_20_Text"><text:s text:c="4"/>$this-&gt;Session-&gt;success(__('The Lunch has been saved.'));</text:span></text:p>
      <text:p text:style-name="Preformatted_20_Text"><text:span text:style-name="Source_20_Text"><text:s text:c="4"/>return $this-&gt;redirect($entity-&gt;route());</text:span></text:p>
      <text:p text:style-name="Preformatted_20_Text"><text:span text:style-name="Source_20_Text"><text:s text:c="2"/>} catch (Exception $e) {</text:span></text:p>
      <text:p text:style-name="Preformatted_20_Text"><text:span text:style-name="Source_20_Text"><text:s text:c="4"/>$this-&gt;Session-&gt;danger($e-&gt;getMessage());</text:span></text:p>
      <text:p text:style-name="Preformatted_20_Text"><text:span text:style-name="Source_20_Text"><text:s text:c="4"/>if ($entity) {</text:span></text:p>
      <text:p text:style-name="Preformatted_20_Text"><text:span text:style-name="Source_20_Text"><text:s text:c="6"/>$this-&gt;request-&gt;data = $entity-&gt;toArray(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$data = $this-&gt;Lunch-&gt;getData('add');</text:span></text:p>
      <text:p text:style-name="Preformatted_20_Text"><text:span text:style-name="Source_20_Text"><text:s text:c="4"/>return $this-&gt;set($data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7"><text:span text:style-name="Source_20_Text">?&gt;</text:span></text:p>
      <text:p text:style-name="Text_20_body">The above is about 50 lines of code that essentially handles:</text:p>
      <text:list xml:id="list2279052851905486206" text:style-name="L1">
        <text:list-item>
          <text:p text:style-name="P4">Finding an associated lunchdate </text:p>
        </text:list-item>
        <text:list-item>
          <text:p text:style-name="P4">Form cancelation </text:p>
        </text:list-item>
        <text:list-item>
          <text:p text:style-name="P4">Breadcrumbs for the view </text:p>
        </text:list-item>
        <text:list-item>
          <text:p text:style-name="P1">Creating a lunchdate </text:p>
        </text:list-item>
      </text:list>
      <text:p text:style-name="Text_20_body">This could and should be way smaller, and more reusable. Lets take a look at this in <text:soft-page-break/>chunks.</text:p>
      <text:h text:style-name="Heading_20_2" text:outline-level="2"><text:bookmark text:name="requiring-action-arguments"/>Requiring action arguments</text:h>
      <text:p text:style-name="Preformatted_20_Text"><text:span text:style-name="Source_20_Text">&lt;?php</text:span></text:p>
      <text:p text:style-name="Preformatted_20_Text"><text:span text:style-name="Source_20_Text">if (empty($restaurant_id)) {</text:span></text:p>
      <text:p text:style-name="Preformatted_20_Text"><text:span text:style-name="Source_20_Text"><text:s text:c="2"/>return $this-&gt;redirect(array('action' =&gt; 'index'));</text:span></text:p>
      <text:p text:style-name="Preformatted_20_Text"><text:span text:style-name="Source_20_Text">}</text:span></text:p>
      <text:p text:style-name="P7"><text:span text:style-name="Source_20_Text">?&gt;</text:span></text:p>
      <text:p text:style-name="Text_20_body">Some people will have issues with how I do this, but because I use <text:a xlink:type="simple" xlink:href="http://josediazgonzalez.com/2013/12/12/abusing-exceptions-to-provide-model-layer-redirection/" text:style-name="Internet_20_link" text:visited-style-name="Visited_20_Internet_20_Link">exceptions to handle redirection</text:a>, this method works out well for me. I normally have a helper method in my AppController, <text:span text:style-name="Source_20_Text">AppController::redirectUnless()</text:span>, with the following contents:</text:p>
      <text:p text:style-name="Preformatted_20_Text"><text:span text:style-name="Source_20_Text">&lt;?php</text:span></text:p>
      <text:p text:style-name="Preformatted_20_Text"><text:span text:style-name="Source_20_Text">public function redirectUnless($variable, $redirectTo = null) {</text:span></text:p>
      <text:p text:style-name="Preformatted_20_Text"><text:span text:style-name="Source_20_Text"><text:s text:c="2"/>if (!empty($variable)) {</text:span></text:p>
      <text:p text:style-name="Preformatted_20_Text"><text:span text:style-name="Source_20_Text"><text:s text:c="4"/>return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if (empty($redirectTo)) {</text:span></text:p>
      <text:p text:style-name="Preformatted_20_Text"><text:span text:style-name="Source_20_Text"><text:s text:c="4"/>$redirectTo = array('action' =&gt; 'index'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return $this-&gt;redirect($redirectTo);</text:span></text:p>
      <text:p text:style-name="Preformatted_20_Text"><text:span text:style-name="Source_20_Text">}</text:span></text:p>
      <text:p text:style-name="P7"><text:span text:style-name="Source_20_Text">?&gt;</text:span></text:p>
      <text:p text:style-name="Text_20_body">Then my code sample becomes:</text:p>
      <text:p text:style-name="Preformatted_20_Text"><text:span text:style-name="Source_20_Text">&lt;?php</text:span></text:p>
      <text:p text:style-name="Preformatted_20_Text"><text:span text:style-name="Source_20_Text">$this-&gt;redirectUnless($restaurant_id);</text:span></text:p>
      <text:p text:style-name="P7"><text:span text:style-name="Source_20_Text">?&gt;</text:span></text:p>
      <text:p text:style-name="Quotations">If your tests excepted a return, this won’t work because PHP does not have conditional returns without guard statements.</text:p>
      <text:h text:style-name="Heading_20_2" text:outline-level="2"><text:bookmark text:name="custom-finds"/>Custom finds:</text:h>
      <text:p text:style-name="Preformatted_20_Text"><text:span text:style-name="Source_20_Text">&lt;?php</text:span></text:p>
      <text:p text:style-name="Preformatted_20_Text"><text:span text:style-name="Source_20_Text">$lunchDate = $this-&gt;Lunch-&gt;find('first', array(</text:span></text:p>
      <text:p text:style-name="Preformatted_20_Text"><text:span text:style-name="Source_20_Text"><text:s text:c="2"/>'entity' =&gt; true,</text:span></text:p>
      <text:p text:style-name="Preformatted_20_Text"><text:span text:style-name="Source_20_Text"><text:s text:c="2"/>'conditions' =&gt; array('Lunch.date' =&gt; date('Y-m-d')),</text:span></text:p>
      <text:p text:style-name="Preformatted_20_Text"><text:span text:style-name="Source_20_Text"><text:s text:c="2"/>'contain' =&gt; array('Restaurant'),</text:span></text:p>
      <text:p text:style-name="Preformatted_20_Text"><text:span text:style-name="Source_20_Text">));</text:span></text:p>
      <text:p text:style-name="Preformatted_20_Text"><text:span text:style-name="Source_20_Text">if (!empty($lunchDate)) {</text:span></text:p>
      <text:p text:style-name="Preformatted_20_Text"><text:span text:style-name="Source_20_Text"><text:s text:c="2"/>return $this-&gt;redirect(array('action' =&gt; 'update', $restaurant_id));</text:span></text:p>
      <text:p text:style-name="Preformatted_20_Text"><text:span text:style-name="Source_20_Text">}</text:span></text:p>
      <text:p text:style-name="P7"><text:span text:style-name="Source_20_Text">?&gt;</text:span></text:p>
      <text:p text:style-name="Text_20_body">I absolutely hate writing finds in my view. Instead, I use custom finds:</text:p>
      <text:p text:style-name="Preformatted_20_Text"><text:span text:style-name="Source_20_Text">&lt;?php</text:span></text:p>
      <text:p text:style-name="Preformatted_20_Text"><text:span text:style-name="Source_20_Text">App::uses('EntityModel', 'Entity.Model');</text:span></text:p>
      <text:p text:style-name="Preformatted_20_Text"><text:span text:style-name="Source_20_Text">App::uses('LunchEntity', 'Model/Entity');</text:span></text:p>
      <text:p text:style-name="Preformatted_20_Text"><text:span text:style-name="Source_20_Text">class Lunch extends EntityModel {</text:span></text:p>
      <text:p text:style-name="Preformatted_20_Text"><text:span text:style-name="Source_20_Text"><text:s text:c="2"/>public $findMethods = array(</text:span></text:p>
      <text:p text:style-name="Preformatted_20_Text"><text:span text:style-name="Source_20_Text"><text:s text:c="4"/>'lunchDate' =&gt; true,</text:span></text:p>
      <text:p text:style-name="Preformatted_20_Text"><text:span text:style-name="Source_20_Text"><text:s text:c="2"/>);</text:span></text:p>
      <text:p text:style-name="Preformatted_20_Text"><text:span text:style-name="Source_20_Text"><text:s text:c="2"/>public function _findLunchDate($state, $query, $results = array()) {</text:span></text:p>
      <text:p text:style-name="Preformatted_20_Text"><text:soft-page-break/><text:span text:style-name="Source_20_Text"><text:s text:c="4"/>if ($state == 'before') {</text:span></text:p>
      <text:p text:style-name="Preformatted_20_Text"><text:span text:style-name="Source_20_Text"><text:s text:c="6"/>$query['entity'] = true;</text:span></text:p>
      <text:p text:style-name="Preformatted_20_Text"><text:span text:style-name="Source_20_Text"><text:s text:c="6"/>$query['conditions'] = array('Lunch.date' =&gt; date('Y-m-d'));</text:span></text:p>
      <text:p text:style-name="Preformatted_20_Text"><text:span text:style-name="Source_20_Text"><text:s text:c="6"/>$query['contain'] = array('Restaurant');</text:span></text:p>
      <text:p text:style-name="Preformatted_20_Text"><text:span text:style-name="Source_20_Text"><text:s text:c="6"/>$query['limit'] = 1;</text:span></text:p>
      <text:p text:style-name="Preformatted_20_Text"><text:span text:style-name="Source_20_Text"><text:s text:c="6"/>return $query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empty($results[0])) {</text:span></text:p>
      <text:p text:style-name="Preformatted_20_Text"><text:span text:style-name="Source_20_Text"><text:s text:c="6"/>return false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$results[0]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7"><text:span text:style-name="Source_20_Text">?&gt;</text:span></text:p>
      <text:p text:style-name="Text_20_body">It’s quite easy to setup a custom find - they have <text:span text:style-name="Source_20_Text">before</text:span> and <text:span text:style-name="Source_20_Text">after</text:span> states, and can have logic that applies to both. Please <text:a xlink:type="simple" xlink:href="http://book.cakephp.org/2.0/en/models/retrieving-your-data.html#creating-custom-find-types" text:style-name="Internet_20_link" text:visited-style-name="Visited_20_Internet_20_Link">read the docs for more information</text:a>.</text:p>
      <text:p text:style-name="Text_20_body">Our code sample would finally become:</text:p>
      <text:p text:style-name="Preformatted_20_Text"><text:span text:style-name="Source_20_Text">&lt;?php</text:span></text:p>
      <text:p text:style-name="Preformatted_20_Text"><text:span text:style-name="Source_20_Text">$lunchDate = $this-&gt;Lunch-&gt;find('lunchDate');</text:span></text:p>
      <text:p text:style-name="Preformatted_20_Text"><text:span text:style-name="Source_20_Text">$this-&gt;redirectUnless($lunchDate, array('action' =&gt; 'update', $restaurant_id));</text:span></text:p>
      <text:p text:style-name="P7"><text:span text:style-name="Source_20_Text">?&gt;</text:span></text:p>
      <text:h text:style-name="Heading_20_2" text:outline-level="2"><text:bookmark text:name="handling-common-view-data"/>Handling common view data</text:h>
      <text:p text:style-name="Preformatted_20_Text"><text:span text:style-name="Source_20_Text">&lt;?php</text:span></text:p>
      <text:p text:style-name="Preformatted_20_Text"><text:span text:style-name="Source_20_Text">$this-&gt;_breadcrumbs[] = array(</text:span></text:p>
      <text:p text:style-name="Preformatted_20_Text"><text:span text:style-name="Source_20_Text"><text:s text:c="2"/>'name', =&gt; 'Create Lunch Date',</text:span></text:p>
      <text:p text:style-name="Preformatted_20_Text"><text:span text:style-name="Source_20_Text"><text:s text:c="2"/>'url' =&gt; array(),</text:span></text:p>
      <text:p text:style-name="Preformatted_20_Text"><text:span text:style-name="Source_20_Text">);</text:span></text:p>
      <text:p text:style-name="P7"><text:span text:style-name="Source_20_Text">?&gt;</text:span></text:p>
      <text:p text:style-name="Text_20_body">I usually have some common view data, such as meta tags, breadcrumbs, etc. that are set from each controller. Rather than have the underlying datastructure be exposed to each controller - the <text:span text:style-name="Source_20_Text">_breadcrumbs</text:span> array - I use a helper method:</text:p>
      <text:p text:style-name="Preformatted_20_Text"><text:span text:style-name="Source_20_Text">&lt;?php</text:span></text:p>
      <text:p text:style-name="Preformatted_20_Text"><text:span text:style-name="Source_20_Text">protected function _addBreadcrumb($name, $url = array()) {</text:span></text:p>
      <text:p text:style-name="Preformatted_20_Text"><text:span text:style-name="Source_20_Text"><text:s text:c="2"/>$this-&gt;_breadcrumbs[] = compact('name', 'url');</text:span></text:p>
      <text:p text:style-name="Preformatted_20_Text"><text:span text:style-name="Source_20_Text">}</text:span></text:p>
      <text:p text:style-name="P7"><text:span text:style-name="Source_20_Text">?&gt;</text:span></text:p>
      <text:p text:style-name="Text_20_body">Then my controller code becomes:</text:p>
      <text:p text:style-name="Preformatted_20_Text"><text:span text:style-name="Source_20_Text">&lt;?php</text:span></text:p>
      <text:p text:style-name="Preformatted_20_Text"><text:span text:style-name="Source_20_Text">$this-&gt;_addBreadcrumb('Create Lunch Date');</text:span></text:p>
      <text:p text:style-name="P7"><text:span text:style-name="Source_20_Text">?&gt;</text:span></text:p>
      <text:h text:style-name="Heading_20_2" text:outline-level="2"><text:bookmark text:name="handling-form-cancellation"/>Handling Form Cancellation</text:h>
      <text:p text:style-name="Preformatted_20_Text"><text:span text:style-name="Source_20_Text">&lt;?php</text:span></text:p>
      <text:p text:style-name="Preformatted_20_Text"><text:span text:style-name="Source_20_Text">if (!empty($this-&gt;request-&gt;data['cancel'])) {</text:span></text:p>
      <text:p text:style-name="Preformatted_20_Text"><text:span text:style-name="Source_20_Text"><text:s text:c="2"/>$this-&gt;Session-&gt;info(__('Lunch canceled'));</text:span></text:p>
      <text:p text:style-name="Preformatted_20_Text"><text:span text:style-name="Source_20_Text"><text:s text:c="2"/>return $this-&gt;redirect(array('action' =&gt; 'index'));</text:span></text:p>
      <text:p text:style-name="Preformatted_20_Text"><text:span text:style-name="Source_20_Text">}</text:span></text:p>
      <text:p text:style-name="P7"><text:span text:style-name="Source_20_Text">?&gt;</text:span></text:p>
      <text:p text:style-name="Text_20_body"><text:soft-page-break/>My forms commonly have some sort of <text:span text:style-name="Emphasis">cancel</text:span> button on them. If pressed, the user will be brought back to the index action.</text:p>
      <text:p text:style-name="Text_20_body">Instead, I use some generic code in my <text:span text:style-name="Source_20_Text">AppController::beforeFilter()</text:span>:</text:p>
      <text:p text:style-name="Preformatted_20_Text"><text:span text:style-name="Source_20_Text">&lt;?php</text:span></text:p>
      <text:p text:style-name="Preformatted_20_Text"><text:span text:style-name="Source_20_Text">public function beforeFilter() {</text:span></text:p>
      <text:p text:style-name="Preformatted_20_Text"><text:span text:style-name="Source_20_Text"><text:s text:c="2"/>if (!empty($this-&gt;request-&gt;data['cancel'])) {</text:span></text:p>
      <text:p text:style-name="Preformatted_20_Text"><text:span text:style-name="Source_20_Text"><text:s text:c="4"/>$this-&gt;Session-&gt;info(__('%s canceled', $this-&gt;modelClass));</text:span></text:p>
      <text:p text:style-name="Preformatted_20_Text"><text:span text:style-name="Source_20_Text"><text:s text:c="4"/>return $this-&gt;redirect(array('action' =&gt; 'index')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7"><text:span text:style-name="Source_20_Text">?&gt;</text:span></text:p>
      <text:p text:style-name="Text_20_body">Now I do not need to worry about having this logic in any of my actions.</text:p>
      <text:h text:style-name="Heading_20_2" text:outline-level="2"><text:bookmark text:name="generic-form-handling"/>Generic Form Handling</text:h>
      <text:p text:style-name="Preformatted_20_Text"><text:span text:style-name="Source_20_Text">&lt;?php</text:span></text:p>
      <text:p text:style-name="Preformatted_20_Text"><text:span text:style-name="Source_20_Text">if (!$this-&gt;request-&gt;is('post')) {</text:span></text:p>
      <text:p text:style-name="Preformatted_20_Text"><text:span text:style-name="Source_20_Text"><text:s text:c="2"/>$data = $this-&gt;Lunch-&gt;getData('add');</text:span></text:p>
      <text:p text:style-name="Preformatted_20_Text"><text:span text:style-name="Source_20_Text"><text:s text:c="2"/>return $this-&gt;set($data);</text:span></text:p>
      <text:p text:style-name="Preformatted_20_Text"><text:span text:style-name="Source_20_Text">}</text:span></text:p>
      <text:p text:style-name="Preformatted_20_Text"><text:span text:style-name="Source_20_Text">try {</text:span></text:p>
      <text:p text:style-name="Preformatted_20_Text"><text:span text:style-name="Source_20_Text"><text:s text:c="2"/>$entity = $this-&gt;Lunch-&gt;addEntity($this-&gt;request-&gt;data);</text:span></text:p>
      <text:p text:style-name="Preformatted_20_Text"><text:span text:style-name="Source_20_Text"><text:s text:c="2"/>$this-&gt;Session-&gt;success(__('The Lunch has been saved.'));</text:span></text:p>
      <text:p text:style-name="Preformatted_20_Text"><text:span text:style-name="Source_20_Text"><text:s text:c="2"/>return $this-&gt;redirect($entity-&gt;route());</text:span></text:p>
      <text:p text:style-name="Preformatted_20_Text"><text:span text:style-name="Source_20_Text">} catch (Exception $e) {</text:span></text:p>
      <text:p text:style-name="Preformatted_20_Text"><text:span text:style-name="Source_20_Text"><text:s text:c="2"/>$this-&gt;Session-&gt;danger($e-&gt;getMessage());</text:span></text:p>
      <text:p text:style-name="Preformatted_20_Text"><text:span text:style-name="Source_20_Text"><text:s text:c="2"/>if ($entity) {</text:span></text:p>
      <text:p text:style-name="Preformatted_20_Text"><text:span text:style-name="Source_20_Text"><text:s text:c="4"/>$this-&gt;request-&gt;data = $entity-&gt;toArray(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$data = $this-&gt;Lunch-&gt;getData('add');</text:span></text:p>
      <text:p text:style-name="Preformatted_20_Text"><text:span text:style-name="Source_20_Text"><text:s text:c="2"/>return $this-&gt;set($data);</text:span></text:p>
      <text:p text:style-name="Preformatted_20_Text"><text:span text:style-name="Source_20_Text">}</text:span></text:p>
      <text:p text:style-name="P7"><text:span text:style-name="Source_20_Text">?&gt;</text:span></text:p>
      <text:p text:style-name="Text_20_body">The trick to generic form handling is doing it in such a way to allow developers to override the functionality. Note that this means <text:span text:style-name="Emphasis">all</text:span> your forms <text:span text:style-name="Emphasis">should</text:span> be handled similarly. If not, there is no gain from creating a generic form handling method. The following is what I used in this application:</text:p>
      <text:p text:style-name="Preformatted_20_Text"><text:span text:style-name="Source_20_Text">&lt;?php</text:span></text:p>
      <text:p text:style-name="Preformatted_20_Text"><text:span text:style-name="Source_20_Text">protected function _form($entity = null, $modelClass = null) {</text:span></text:p>
      <text:p text:style-name="Preformatted_20_Text"><text:span text:style-name="Source_20_Text"><text:s text:c="2"/>if (empty($modelClass)) {</text:span></text:p>
      <text:p text:style-name="Preformatted_20_Text"><text:span text:style-name="Source_20_Text"><text:s text:c="4"/>$modelClass = $this-&gt;modelClass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$_action = $this-&gt;request-&gt;params['action'];</text:span></text:p>
      <text:p text:style-name="Preformatted_20_Text"><text:span text:style-name="Source_20_Text"><text:s text:c="2"/>if ($entity &amp;&amp; empty($this-&gt;request-&gt;data)) {</text:span></text:p>
      <text:p text:style-name="Preformatted_20_Text"><text:span text:style-name="Source_20_Text"><text:s text:c="4"/>$this-&gt;request-&gt;data = $entity-&gt;toArray($_action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if (!$this-&gt;request-&gt;is($entity ? 'put' : 'post')) {</text:span></text:p>
      <text:p text:style-name="Preformatted_20_Text"><text:span text:style-name="Source_20_Text"><text:s text:c="4"/>$data = $this-&gt;{$modelClass}-&gt;getData($_action);</text:span></text:p>
      <text:p text:style-name="Preformatted_20_Text"><text:span text:style-name="Source_20_Text"><text:s text:c="4"/>return $this-&gt;set($data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try {</text:span></text:p>
      <text:p text:style-name="Preformatted_20_Text"><text:span text:style-name="Source_20_Text"><text:s text:c="4"/>$method = $entity ? 'updateEntity' : 'addEntity';</text:span></text:p>
      <text:p text:style-name="Preformatted_20_Text"><text:span text:style-name="Source_20_Text"><text:s text:c="4"/>$entity = $this-&gt;{$modelClass}-&gt;$method($this-&gt;request-&gt;data, $entity);</text:span></text:p>
      <text:p text:style-name="Preformatted_20_Text"><text:span text:style-name="Source_20_Text"><text:s text:c="4"/>$this-&gt;Session-&gt;success(__('The %s has been saved.', Inflector::humanize($modelClass)));</text:span></text:p>
      <text:p text:style-name="Preformatted_20_Text"><text:soft-page-break/><text:span text:style-name="Source_20_Text"><text:s text:c="4"/>return $this-&gt;redirect($entity-&gt;route());</text:span></text:p>
      <text:p text:style-name="Preformatted_20_Text"><text:span text:style-name="Source_20_Text"><text:s text:c="2"/>} catch (Exception $e) {</text:span></text:p>
      <text:p text:style-name="Preformatted_20_Text"><text:span text:style-name="Source_20_Text"><text:s text:c="4"/>$this-&gt;Session-&gt;danger($e-&gt;getMessage());</text:span></text:p>
      <text:p text:style-name="Preformatted_20_Text"><text:span text:style-name="Source_20_Text"><text:s text:c="4"/>if ($entity) {</text:span></text:p>
      <text:p text:style-name="Preformatted_20_Text"><text:span text:style-name="Source_20_Text"><text:s text:c="6"/>$this-&gt;request-&gt;data = $entity-&gt;toArray(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$data = $this-&gt;{$modelClass}-&gt;getData($_action);</text:span></text:p>
      <text:p text:style-name="Preformatted_20_Text"><text:span text:style-name="Source_20_Text"><text:s text:c="4"/>return $this-&gt;set($data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7"><text:span text:style-name="Source_20_Text">?&gt;</text:span></text:p>
      <text:p text:style-name="Text_20_body">The above bit of code handles:</text:p>
      <text:list xml:id="list1225959793505289926" text:style-name="L2">
        <text:list-item>
          <text:p text:style-name="P5">Existing records being passed in </text:p>
        </text:list-item>
        <text:list-item>
          <text:p text:style-name="P5">Models that are not the default model associated to the controller </text:p>
        </text:list-item>
        <text:list-item>
          <text:p text:style-name="P5">Both creation and updating records </text:p>
        </text:list-item>
        <text:list-item>
          <text:p text:style-name="P5">Session flash messages </text:p>
        </text:list-item>
        <text:list-item>
          <text:p text:style-name="P5">Updating post data on failure </text:p>
        </text:list-item>
        <text:list-item>
          <text:p text:style-name="P2">Retrieving data for the view </text:p>
        </text:list-item>
      </text:list>
      <text:p text:style-name="Text_20_body">Using the above helper method would simplify our action code to:</text:p>
      <text:p text:style-name="Preformatted_20_Text"><text:span text:style-name="Source_20_Text">&lt;?php</text:span></text:p>
      <text:p text:style-name="Preformatted_20_Text"><text:span text:style-name="Source_20_Text">return $this-&gt;_form();</text:span></text:p>
      <text:p text:style-name="P7"><text:span text:style-name="Source_20_Text">?&gt;</text:span></text:p>
      <text:h text:style-name="Heading_20_2" text:outline-level="2"><text:bookmark text:name="all-together"/>All Together</text:h>
      <text:p text:style-name="Text_20_body">Our previous codeblock of 49 lines is now the following, beautiful 10 line method:</text:p>
      <text:p text:style-name="Preformatted_20_Text"><text:span text:style-name="Source_20_Text">&lt;?php</text:span></text:p>
      <text:p text:style-name="Preformatted_20_Text"><text:span text:style-name="Source_20_Text">public function add($restaurant_id = null) {</text:span></text:p>
      <text:p text:style-name="Preformatted_20_Text"><text:span text:style-name="Source_20_Text"><text:s text:c="2"/>$this-&gt;redirectUnless($restaurant_id);</text:span></text:p>
      <text:p text:style-name="Preformatted_20_Text"><text:span text:style-name="Source_20_Text"><text:s text:c="2"/>$lunchDate = $this-&gt;Lunch-&gt;find('lunchDate');</text:span></text:p>
      <text:p text:style-name="Preformatted_20_Text"><text:span text:style-name="Source_20_Text"><text:s text:c="2"/>$this-&gt;redirectUnless($lunchDate, array('action' =&gt; 'update', $restaurant_id));</text:span></text:p>
      <text:p text:style-name="Preformatted_20_Text"><text:span text:style-name="Source_20_Text"><text:s text:c="2"/>$this-&gt;_addBreadcrumb('Create Lunch Date');</text:span></text:p>
      <text:p text:style-name="Preformatted_20_Text"><text:span text:style-name="Source_20_Text"><text:s text:c="2"/>$this-&gt;set(compact('restaurant_id'));</text:span></text:p>
      <text:p text:style-name="Preformatted_20_Text"><text:span text:style-name="Source_20_Text"><text:s text:c="2"/>return $this-&gt;_form();</text:span></text:p>
      <text:p text:style-name="Preformatted_20_Text"><text:span text:style-name="Source_20_Text">}</text:span></text:p>
      <text:p text:style-name="P7"><text:span text:style-name="Source_20_Text">?&gt;</text:span></text:p>
      <text:p text:style-name="Text_20_body">What we gain from the new code:</text:p>
      <text:list xml:id="list4393085077302691475" text:style-name="L3">
        <text:list-item>
          <text:p text:style-name="P6">Simpler design </text:p>
        </text:list-item>
        <text:list-item>
          <text:p text:style-name="P6">Easier to understand for new developers </text:p>
        </text:list-item>
        <text:list-item>
          <text:p text:style-name="P6">Unit tests for the parts can be created as opposed for the whole </text:p>
        </text:list-item>
        <text:list-item>
          <text:p text:style-name="P3">Reusable methods have been created for other places across the codebase </text:p>
        </text:list-item>
      </text:list>
      <text:p text:style-name="Text_20_body">Refactoring code is easy to get carried away with - as we did above - but also serves to freshen up a codebase and allow you to get more stuff done in less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21:46.220444922</meta:creation-date>
    <dc:date>2016-05-30T21:23:03.291114959</dc:date>
    <meta:editing-duration>PT1M17S</meta:editing-duration>
    <meta:editing-cycles>1</meta:editing-cycles>
    <meta:document-statistic meta:table-count="0" meta:image-count="0" meta:object-count="0" meta:page-count="5" meta:paragraph-count="224" meta:word-count="996" meta:character-count="7884" meta:non-whitespace-character-count="6765"/>
    <meta:generator>LibreOffice/5.0.5.2$Linux_X86_64 LibreOffice_project/00m0$Build-2</meta:generator>
  </office:meta>
</office:document-meta>
</file>